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4.345cm" svg:height="8.069cm" svg:x="0.055cm" svg:y="1.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1-07-11T16:00:25.961150322</dc:date>
    <meta:editing-duration>PT3M34S</meta:editing-duration>
    <meta:editing-cycles>17</meta:editing-cycles>
    <meta:generator>LibreOffice/6.4.7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346cm" svg:height="8.07cm" xlink:href="." xlink:type="simple" chart:class="chart:scatter" chart:style-name="ch1">
        <chart:plot-area chart:style-name="ch2" chart:data-source-has-labels="both" svg:x="0.286cm" svg:y="0.161cm" svg:width="13.774cm" svg:height="7.748cm">
          <chartooo:coordinate-region svg:x="0.828cm" svg:y="0.36cm" svg:width="13.138cm" svg:height="7.35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375999700692913">
                <text:p>0.3759997006929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746069661494564">
                <text:p>0.7460696614945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1.10437365805403">
                <text:p>1.104373658054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1.44526102230515">
                <text:p>1.445261022305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1.76335575687742">
                <text:p>1.763355756877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2.05364131778607">
                <text:p>2.053641317786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2.31153972832737">
                <text:p>2.311539728327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2.53298377650604">
                <text:p>2.532983776506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2.71448115739806">
                <text:p>2.714481157398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2.94686175218607">
                <text:p>2.946861752186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2.99408018528481">
                <text:p>2.994080185284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2.99408018528481">
                <text:p>2.994080185284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2.94686175218607">
                <text:p>2.946861752186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2.71448115739806">
                <text:p>2.714481157398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2.53298377650604">
                <text:p>2.532983776506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2.31153972832737">
                <text:p>2.311539728327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2.05364131778607">
                <text:p>2.053641317786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1.76335575687742">
                <text:p>1.763355756877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1.44526102230515">
                <text:p>1.445261022305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1.10437365805403">
                <text:p>1.104373658054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.746069661494564">
                <text:p>0.7460696614945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375999700692914">
                <text:p>0.3759997006929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3.67394039744206E-016">
                <text:p>3.67394039744206E-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0.375999700692913">
                <text:p>-0.3759997006929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0.746069661494565">
                <text:p>-0.7460696614945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1.10437365805403">
                <text:p>-1.104373658054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1.44526102230515">
                <text:p>-1.445261022305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1.76335575687742">
                <text:p>-1.763355756877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2.05364131778607">
                <text:p>-2.053641317786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2.31153972832737">
                <text:p>-2.311539728327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2.53298377650605">
                <text:p>-2.532983776506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2.71448115739806">
                <text:p>-2.714481157398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2.94686175218607">
                <text:p>-2.946861752186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2.99408018528481">
                <text:p>-2.994080185284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2.99408018528481">
                <text:p>-2.994080185284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2.94686175218607">
                <text:p>-2.946861752186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2.71448115739806">
                <text:p>-2.714481157398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2.53298377650605">
                <text:p>-2.532983776506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2.31153972832737">
                <text:p>-2.311539728327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2.05364131778607">
                <text:p>-2.053641317786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1.76335575687742">
                <text:p>-1.763355756877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1.44526102230515">
                <text:p>-1.445261022305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1.10437365805403">
                <text:p>-1.104373658054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0.746069661494566">
                <text:p>-0.7460696614945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0.375999700692914">
                <text:p>-0.3759997006929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7.34788079488412E-016">
                <text:p>-7.34788079488412E-0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.375999700692913">
                <text:p>0.3759997006929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0.746069661494565">
                <text:p>0.7460696614945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1.10437365805403">
                <text:p>1.104373658054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1.44526102230515">
                <text:p>1.445261022305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1.76335575687742">
                <text:p>1.763355756877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2.05364131778607">
                <text:p>2.053641317786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2.31153972832737">
                <text:p>2.311539728327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2.53298377650604">
                <text:p>2.532983776506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2.71448115739806">
                <text:p>2.714481157398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2.94686175218607">
                <text:p>2.946861752186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2.99408018528481">
                <text:p>2.994080185284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2.99408018528481">
                <text:p>2.994080185284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2.94686175218607">
                <text:p>2.9468617521860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2.71448115739806">
                <text:p>2.714481157398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2.53298377650604">
                <text:p>2.532983776506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2.31153972832737">
                <text:p>2.311539728327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2.05364131778607">
                <text:p>2.053641317786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1.76335575687742">
                <text:p>1.763355756877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1.44526102230515">
                <text:p>1.445261022305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1.10437365805403">
                <text:p>1.104373658054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0.746069661494566">
                <text:p>0.7460696614945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0.375999700692912">
                <text:p>0.3759997006929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1.10218211923262E-015">
                <text:p>1.10218211923262E-0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0.37599970069291">
                <text:p>-0.375999700692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0.746069661494564">
                <text:p>-0.7460696614945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1.10437365805403">
                <text:p>-1.104373658054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1.44526102230515">
                <text:p>-1.445261022305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1.76335575687742">
                <text:p>-1.763355756877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2.05364131778607">
                <text:p>-2.053641317786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2.31153972832737">
                <text:p>-2.311539728327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2.53298377650605">
                <text:p>-2.532983776506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2.71448115739806">
                <text:p>-2.714481157398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2.94686175218607">
                <text:p>-2.946861752186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2.99408018528481">
                <text:p>-2.994080185284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2.99408018528481">
                <text:p>-2.9940801852848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2.94686175218607">
                <text:p>-2.9468617521860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2.71448115739806">
                <text:p>-2.714481157398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2.53298377650605">
                <text:p>-2.532983776506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2.31153972832737">
                <text:p>-2.3115397283273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2.05364131778607">
                <text:p>-2.0536413177860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1.76335575687742">
                <text:p>-1.7633557568774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1.44526102230515">
                <text:p>-1.445261022305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1.10437365805403">
                <text:p>-1.1043736580540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0.746069661494567">
                <text:p>-0.7460696614945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0.375999700692912">
                <text:p>-0.3759997006929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1.46957615897682E-015">
                <text:p>-1.46957615897682E-0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0.375999700692909">
                <text:p>0.37599970069290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0.746069661494564">
                <text:p>0.74606966149456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1.10437365805403">
                <text:p>1.1043736580540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1.44526102230515">
                <text:p>1.445261022305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1.76335575687742">
                <text:p>1.7633557568774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2.05364131778607">
                <text:p>2.0536413177860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2.31153972832737">
                <text:p>2.3115397283273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2.53298377650605">
                <text:p>2.5329837765060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2.71448115739806">
                <text:p>2.7144811573980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2.94686175218607">
                <text:p>2.9468617521860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2.99408018528481">
                <text:p>2.9940801852848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2.99408018528482">
                <text:p>2.9940801852848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2.94686175218607">
                <text:p>2.9468617521860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2.71448115739806">
                <text:p>2.7144811573980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2.53298377650605">
                <text:p>2.5329837765060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2.31153972832737">
                <text:p>2.3115397283273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2.05364131778607">
                <text:p>2.0536413177860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1.76335575687742">
                <text:p>1.7633557568774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1.44526102230515">
                <text:p>1.445261022305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1.10437365805403">
                <text:p>1.1043736580540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0.746069661494567">
                <text:p>0.7460696614945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0.375999700692912">
                <text:p>0.37599970069291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1.83697019872103E-015">
                <text:p>1.83697019872103E-0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-0.375999700692909">
                <text:p>-0.37599970069290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-0.746069661494564">
                <text:p>-0.74606966149456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-1.10437365805404">
                <text:p>-1.1043736580540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-1.44526102230515">
                <text:p>-1.4452610223051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-1.76335575687742">
                <text:p>-1.763355756877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-2.05364131778606">
                <text:p>-2.0536413177860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-2.31153972832737">
                <text:p>-2.3115397283273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-2.53298377650605">
                <text:p>-2.5329837765060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-2.71448115739806">
                <text:p>-2.7144811573980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-2.94686175218607">
                <text:p>-2.9468617521860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-2.99408018528481">
                <text:p>-2.9940801852848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-2.99408018528482">
                <text:p>-2.9940801852848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-2.94686175218607">
                <text:p>-2.9468617521860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-2.71448115739806">
                <text:p>-2.7144811573980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-2.53298377650605">
                <text:p>-2.5329837765060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-2.31153972832737">
                <text:p>-2.3115397283273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-2.05364131778607">
                <text:p>-2.0536413177860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-1.76335575687742">
                <text:p>-1.7633557568774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-1.44526102230515">
                <text:p>-1.4452610223051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-1.10437365805404">
                <text:p>-1.1043736580540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-0.746069661494562">
                <text:p>-0.74606966149456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-0.375999700692913">
                <text:p>-0.37599970069291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-2.20436423846524E-015">
                <text:p>-2.20436423846524E-0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